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line-height="150%" fo:text-align="justify" style:justify-single-word="false" fo:text-indent="0cm" style:auto-text-indent="false"/>
      <style:text-properties style:font-name="Times New Roman2" officeooo:paragraph-rsid="068955cb"/>
    </style:style>
    <style:style style:name="P2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2" fo:font-size="12pt" fo:language="pt" fo:country="BR" officeooo:rsid="07586c5b" officeooo:paragraph-rsid="07586c5b"/>
    </style:style>
    <style:style style:name="P3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2"/>
    </style:style>
    <style:style style:name="P4" style:family="paragraph" style:parent-style-name="Text_20_body">
      <style:paragraph-properties fo:margin-left="0.635cm" fo:margin-right="0.575cm" fo:margin-top="0cm" fo:margin-bottom="0cm" loext:contextual-spacing="false" fo:line-height="150%" fo:text-indent="0cm" style:auto-text-indent="false"/>
      <style:text-properties style:font-name="Times New Roman2" officeooo:paragraph-rsid="07586c5b"/>
    </style:style>
    <style:style style:name="P5" style:family="paragraph" style:parent-style-name="Text_20_body">
      <style:paragraph-properties fo:margin-left="0cm" fo:margin-right="0.57cm" fo:margin-top="0cm" fo:margin-bottom="0cm" loext:contextual-spacing="false" fo:line-height="150%" fo:text-indent="0cm" style:auto-text-indent="false"/>
      <style:text-properties style:font-name="Times New Roman2"/>
    </style:style>
    <style:style style:name="P6" style:family="paragraph" style:parent-style-name="Text_20_body">
      <style:paragraph-properties fo:margin-left="0cm" fo:margin-right="0.575cm" fo:margin-top="0cm" fo:margin-bottom="0cm" loext:contextual-spacing="false" fo:line-height="150%" fo:text-indent="0cm" style:auto-text-indent="false"/>
      <style:text-properties style:font-name="Times New Roman2" fo:font-size="12pt" fo:language="pt" fo:country="BR" officeooo:rsid="07586c5b" officeooo:paragraph-rsid="07586c5b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officeooo:paragraph-rsid="068955cb"/>
    </style:style>
    <style:style style:name="P8" style:family="paragraph" style:parent-style-name="Capa_3a__20_identificações" style:master-page-name="TCC_20_Univás_3a__20_elementos_20_pré-textuais">
      <style:paragraph-properties style:page-number="auto"/>
      <style:text-properties style:font-name="Times New Roman1" fo:font-size="12pt"/>
    </style:style>
    <style:style style:name="P9" style:family="paragraph" style:parent-style-name="Frame_20_contents">
      <style:paragraph-properties fo:line-height="150%" fo:text-align="justify" style:justify-single-word="false"/>
      <style:text-properties style:font-name="Times New Roman2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68955cb"/>
    </style:style>
    <style:style style:name="T3" style:family="text">
      <style:text-properties fo:language="pt" fo:country="BR" officeooo:rsid="07586c5b"/>
    </style:style>
    <style:style style:name="T4" style:family="text">
      <style:text-properties officeooo:rsid="068955cb"/>
    </style:style>
    <style:style style:name="T5" style:family="text">
      <style:text-properties fo:font-size="12pt"/>
    </style:style>
    <style:style style:name="T6" style:family="text">
      <style:text-properties fo:font-size="12pt" fo:language="pt" fo:country="BR"/>
    </style:style>
    <style:style style:name="T7" style:family="text">
      <style:text-properties fo:font-size="12pt" fo:language="pt" fo:country="BR" officeooo:rsid="0855a8a8"/>
    </style:style>
    <style:style style:name="T8" style:family="text">
      <style:text-properties fo:font-size="12pt" officeooo:rsid="068955cb"/>
    </style:style>
    <style:style style:name="T9" style:family="text">
      <style:text-properties fo:font-size="12pt" fo:language="en" fo:country="US" officeooo:rsid="068955cb"/>
    </style:style>
    <style:style style:name="T10" style:family="text">
      <style:text-properties fo:font-size="12pt" fo:language="en" fo:country="US" officeooo:rsid="0856f9da"/>
    </style:style>
    <style:style style:name="T11" style:family="text">
      <style:text-properties fo:font-size="12pt" officeooo:rsid="07881428"/>
    </style:style>
    <style:style style:name="T12" style:family="text">
      <style:text-properties fo:font-size="12pt" officeooo:rsid="0858e26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Quadro44" text:anchor-type="paragraph" svg:x="0.018cm" svg:y="14.653cm" svg:width="14.977cm" draw:z-index="0"><draw:text-box fo:min-height="7.348cm"><text:p text:style-name="P7"><text:span text:style-name="T8"/></text:p><text:p text:style-name="P1"><text:span text:style-name="T8">Pereira, João Paulo Nakajima; Prado, Felipe Rodrigues do.</text:span></text:p><text:p text:style-name="P7"><text:span text:style-name="T8"/></text:p><text:p text:style-name="P4"><text:span text:style-name="T4">Desenvolvimento Modular de Software utilizando OSGi</text:span> <text:span text:style-name="T1">/ </text:span><text:span text:style-name="T2">Felipe Rodrigues do Prado</text:span>, <text:span text:style-name="T4">João Paulo Nakajima Pereira</text:span><text:span text:style-name="T2"> – </text:span><text:span text:style-name="T1">Pouso Alegre – </text:span><text:span text:style-name="T3">MG</text:span><text:span text:style-name="T1">: Univás</text:span>/201<text:span text:style-name="T4">5</text:span><text:span text:style-name="T1">.</text:span></text:p><text:p text:style-name="P4"><text:span text:style-name="T11">8</text:span><text:span text:style-name="T12">5</text:span><text:span text:style-name="T5">f.</text:span></text:p><text:p text:style-name="P5"/><text:p text:style-name="P3"><text:span text:style-name="T6">Trabalho de </text:span><text:span text:style-name="T7">C</text:span><text:span text:style-name="T6">onclusão de </text:span><text:span text:style-name="T7">C</text:span><text:span text:style-name="T6">urso (graduação) – Universidade do Vale do Sapucaí, Univás, Curso de </text:span><text:span text:style-name="T5">Sistemas de Informação</text:span><text:span text:style-name="T6">.</text:span></text:p><text:p text:style-name="P2">Orientador: Prof. Me. Márcio Emílio Cruz Vono de Azevedo.</text:p><text:p text:style-name="P6"/><text:p text:style-name="P4"><text:span text:style-name="T5">1. </text:span><text:span text:style-name="T8">Modularização</text:span><text:span text:style-name="T5">. 2. </text:span><text:span text:style-name="T8">Componentização</text:span><text:span text:style-name="T5">. 3. </text:span><text:span text:style-name="T8">OSGi</text:span><text:span text:style-name="T5">, 4. </text:span><text:span text:style-name="T8">Apache </text:span><text:span text:style-name="T9">Felix, </text:span><text:span text:style-name="T10">5. Java.</text:span></text:p><text:p text:style-name="P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, 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4DT18H24S</meta:editing-duration>
    <meta:editing-cycles>2132</meta:editing-cycles>
    <meta:generator>LibreOffice/4.3.7.2$Windows_x86 LibreOffice_project/8a35821d8636a03b8bf4e15b48f59794652c68ba</meta:generator>
    <meta:initial-creator>Felipe Rodrigues</meta:initial-creator>
    <dc:date>2015-12-06T12:01:43.120000000</dc:date>
    <dc:creator>Felipe Rodrigues</dc:creator>
    <meta:document-statistic meta:table-count="0" meta:image-count="0" meta:object-count="0" meta:page-count="1" meta:paragraph-count="8" meta:word-count="67" meta:character-count="452" meta:non-whitespace-character-count="390"/>
  </office:meta>
</office:document-meta>
</file>